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4" style:family="paragraph" style:parent-style-name="Standard" style:list-style-name="L2">
      <style:paragraph-properties fo:text-align="justify" style:justify-single-word="false"/>
      <style:text-properties fo:language="en" fo:country="US"/>
    </style:style>
    <style:style style:name="P5" style:family="paragraph" style:parent-style-name="Standard" style:list-style-name="L3">
      <style:paragraph-properties fo:text-align="justify" style:justify-single-word="false"/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3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 plan.</text:p>
      <text:list xml:id="list38351723" text:style-name="L1">
        <text:list-item>
          <text:p text:style-name="P3">Standalone board introduction.</text:p>
        </text:list-item>
      </text:list>
      <text:list xml:id="list38365879" text:style-name="L2">
        <text:list-item>
          <text:list>
            <text:list-item>
              <text:p text:style-name="P4">Overall view.</text:p>
            </text:list-item>
            <text:list-item>
              <text:p text:style-name="P4">Explain feature with scripting.</text:p>
            </text:list-item>
            <text:list-item>
              <text:p text:style-name="P4">Explain it can work standalone, with computer connected and with Rpi connected. Emphasize that it is step to the future detailed explanation.</text:p>
            </text:list-item>
            <text:list-item>
              <text:p text:style-name="P4">List board interfaces.</text:p>
              <text:list>
                <text:list-item>
                  <text:p text:style-name="P4">USB</text:p>
                </text:list-item>
              </text:list>
              <text:p text:style-name="P4">1.4.2. Serial.</text:p>
              <text:p text:style-name="P4">1.4.3. I2C master.</text:p>
              <text:list text:continue-numbering="true">
                <text:list-item>
                  <text:p text:style-name="P4">I2C slave.</text:p>
                </text:list-item>
              </text:list>
            </text:list-item>
            <text:list-item>
              <text:p text:style-name="P4">List board peripherials.</text:p>
              <text:list>
                <text:list-item>
                  <text:p text:style-name="P4">High speed microcontroller capable to run up to 72MHz.</text:p>
                </text:list-item>
                <text:list-item>
                  <text:p text:style-name="P4">3 voltage converters. Emphasize: these are converters – not regulators. E.i. efficiency is very high. It is proven: board is cold at currents up to 3A.</text:p>
                  <text:list>
                    <text:list-item>
                      <text:p text:style-name="P4">Constant for 3.3V for feeding internals and has output to provide with stabilized current externally connected devices (if any).</text:p>
                    </text:list-item>
                    <text:list-item>
                      <text:p text:style-name="P4">Fully controlable step down converter.</text:p>
                      <text:list>
                        <text:list-item>
                          <text:p text:style-name="P4">On/off.</text:p>
                        </text:list-item>
                        <text:list-item>
                          <text:p text:style-name="P4">Output voltage.</text:p>
                        </text:list-item>
                        <text:list-item>
                          <text:p text:style-name="P4">Input curren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8458583" text:style-name="L3">
        <text:list-item>
          <text:list>
            <text:list-item>
              <text:list>
                <text:list-item>
                  <text:list>
                    <text:list-item>
                      <text:p text:style-name="P5">Fully controllable step up converter.</text:p>
                      <text:list>
                        <text:list-item>
                          <text:p text:style-name="P5">On/off.</text:p>
                        </text:list-item>
                        <text:list-item>
                          <text:p text:style-name="P5">Output voltage.</text:p>
                        </text:list-item>
                        <text:list-item>
                          <text:p text:style-name="P5">Input current.</text:p>
                        </text:list-item>
                        <text:list-item>
                          <text:p text:style-name="P5">Minimum input voltage. Important for solar pannel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8446039" text:continue-list="list3836587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tab/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a</meta:initial-creator>
    <meta:creation-date>2013-10-30T18:21:09.54</meta:creation-date>
    <dc:date>2013-10-30T18:30:51.57</dc:date>
    <dc:creator>a a</dc:creator>
    <meta:editing-duration>PT00H09M41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1" meta:paragraph-count="24" meta:word-count="148" meta:character-count="990"/>
  </office:meta>
</office:document-meta>
</file>